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paragraph-properties fo:text-align="justify"/>
    </style:style>
    <style:style style:name="T6" style:parent-style-name="Policepardéfaut" style:family="text">
      <style:text-properties fo:language="en" fo:country="IE"/>
    </style:style>
    <style:style style:name="T7" style:parent-style-name="Policepardéfaut" style:family="text">
      <style:text-properties fo:language="en" fo:country="IE"/>
    </style:style>
    <style:style style:name="T8" style:parent-style-name="Policepardéfaut" style:family="text">
      <style:text-properties fo:language="en" fo:country="IE"/>
    </style:style>
    <style:style style:name="T9" style:parent-style-name="Policepardéfaut" style:family="text">
      <style:text-properties fo:language="en" fo:country="IE"/>
    </style:style>
    <style:style style:name="T10" style:parent-style-name="Policepardéfaut" style:family="text">
      <style:text-properties fo:language="en" fo:country="IE"/>
    </style:style>
    <style:style style:name="T11" style:parent-style-name="Policepardéfaut" style:family="text">
      <style:text-properties fo:language="en" fo:country="IE"/>
    </style:style>
    <style:style style:name="T12" style:parent-style-name="Policepardéfaut" style:family="text">
      <style:text-properties fo:language="en" fo:country="US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P21" style:parent-style-name="Standard" style:family="paragraph">
      <style:paragraph-properties fo:text-align="justify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Standard" style:family="paragraph">
      <style:paragraph-properties fo:text-align="justify"/>
    </style:style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language="en" fo:country="US"/>
    </style:style>
    <style:style style:name="P34" style:parent-style-name="Standard" style:family="paragraph">
      <style:paragraph-properties fo:text-align="justify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language="en" fo:country="US"/>
    </style:style>
    <style:style style:name="T40" style:parent-style-name="Policepardéfaut" style:family="text">
      <style:text-properties fo:language="en" fo:country="IE"/>
    </style:style>
    <style:style style:name="T41" style:parent-style-name="Policepardéfaut" style:family="text">
      <style:text-properties fo:language="en" fo:country="US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language="en" fo:country="US"/>
    </style:style>
    <style:style style:name="T50" style:parent-style-name="Policepardéfaut" style:family="text">
      <style:text-properties fo:language="en" fo:country="US"/>
    </style:style>
    <style:style style:name="T51" style:parent-style-name="Policepardéfaut" style:family="text">
      <style:text-properties fo:language="en" fo:country="US"/>
    </style:style>
    <style:style style:name="T52" style:parent-style-name="Policepardéfaut" style:family="text">
      <style:text-properties fo:language="en" fo:country="US"/>
    </style:style>
    <style:style style:name="T53" style:parent-style-name="Policepardéfaut" style:family="text">
      <style:text-properties fo:language="en" fo:country="US"/>
    </style:style>
    <style:style style:name="P54" style:parent-style-name="Standard" style:family="paragraph">
      <style:paragraph-properties fo:text-align="justify"/>
      <style:text-properties fo:language="en" fo:country="US"/>
    </style:style>
    <style:style style:name="P55" style:parent-style-name="Standard" style:family="paragraph">
      <style:paragraph-properties fo:text-align="justify"/>
      <style:text-properties fo:language="en" fo:country="US"/>
    </style:style>
    <style:style style:name="P56" style:parent-style-name="Standard" style:family="paragraph">
      <style:paragraph-properties fo:text-align="justify"/>
      <style:text-properties fo:language="en" fo:country="US"/>
    </style:style>
    <style:style style:name="P57" style:parent-style-name="Standard" style:family="paragraph">
      <style:paragraph-properties fo:text-align="justify"/>
    </style:style>
    <style:style style:name="T58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59" style:parent-style-name="Standard" style:family="paragraph">
      <style:paragraph-properties fo:text-align="justify"/>
      <style:text-properties fo:language="en" fo:country="US"/>
    </style:style>
    <style:style style:name="P60" style:parent-style-name="Standard" style:family="paragraph">
      <style:paragraph-properties fo:text-align="justify"/>
    </style:style>
    <style:style style:name="T61" style:parent-style-name="Policepardéfaut" style:family="text">
      <style:text-properties fo:language="en" fo:country="US"/>
    </style:style>
    <style:style style:name="T62" style:parent-style-name="Policepardéfaut" style:family="text">
      <style:text-properties fo:language="en" fo:country="US"/>
    </style:style>
    <style:style style:name="P63" style:parent-style-name="Standard" style:family="paragraph">
      <style:paragraph-properties fo:text-align="justify"/>
      <style:text-properties fo:language="en" fo:country="IE"/>
    </style:style>
    <style:style style:name="P64" style:parent-style-name="Standard" style:family="paragraph">
      <style:paragraph-properties fo:text-align="justify"/>
      <style:text-properties fo:language="en" fo:country="IE"/>
    </style:style>
    <style:style style:name="P65" style:parent-style-name="Standard" style:family="paragraph">
      <style:paragraph-properties fo:text-align="justify"/>
      <style:text-properties fo:language="en" fo:country="IE"/>
    </style:style>
    <style:style style:name="P66" style:parent-style-name="Standard" style:family="paragraph">
      <style:paragraph-properties fo:text-align="justify"/>
      <style:text-properties fo:language="en" fo:country="IE"/>
    </style:style>
    <style:style style:name="P67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 fo:language="en" fo:country="IE"/>
    </style:style>
    <style:style style:name="P68" style:parent-style-name="Standard" style:family="paragraph">
      <style:paragraph-properties fo:text-align="justify"/>
      <style:text-properties fo:language="en" fo:country="IE"/>
    </style:style>
    <style:style style:name="P69" style:parent-style-name="Standard" style:family="paragraph">
      <style:paragraph-properties fo:text-align="justify"/>
      <style:text-properties fo:language="en" fo:country="IE"/>
    </style:style>
  </office:automatic-styles>
  <office:body>
    <office:text text:use-soft-page-breaks="true">
      <text:p text:style-name="P1">10 best jobs in the video game industry - Vocabulary exercises</text:p>
      <text:p text:style-name="P2"/>
      <text:p text:style-name="P3">I- Match them up</text:p>
      <text:p text:style-name="P4"/>
      <text:p text:style-name="P5"><text:span text:style-name="T6">1- to be worth</text:span><text:span text:style-name="T7"><text:tab/></text:span><text:span text:style-name="T8"><text:tab/></text:span><text:span text:style-name="T9"><text:tab/></text:span><text:span text:style-name="T10"><text:tab/></text:span><text:span text:style-name="T11"><text:tab/><text:s/>a-<text:s/></text:span><text:span text:style-name="T12">être en relation avec</text:span></text:p>
      <text:p text:style-name="P13">2- ultimately<text:tab/><text:tab/><text:tab/><text:tab/><text:tab/><text:s/>b- de taille considérable</text:p>
      <text:p text:style-name="P14">3- to encompass<text:tab/><text:tab/><text:tab/><text:tab/><text:s/>c- <text:s/>jouable</text:p>
      <text:p text:style-name="P15"><text:span text:style-name="T16">4- to circumnavigate</text:span><text:span text:style-name="T17"><text:tab/></text:span><text:span text:style-name="T18"><text:tab/></text:span><text:span text:style-name="T19"><text:tab/></text:span><text:span text:style-name="T20"><text:tab/><text:s/>d- autodidacte</text:span></text:p>
      <text:p text:style-name="P21"><text:span text:style-name="T22">5- to promote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text:s/>e- sans</text:span></text:p>
      <text:p text:style-name="P28"><text:span text:style-name="T29">6- an endeavour</text:span><text:span text:style-name="T30"><text:tab/></text:span><text:span text:style-name="T31"><text:tab/></text:span><text:span text:style-name="T32"><text:tab/></text:span><text:span text:style-name="T33"><text:tab/><text:s/>f- rentable</text:span></text:p>
      <text:p text:style-name="P34"><text:span text:style-name="T35">7- to liaise with</text:span><text:span text:style-name="T36"><text:tab/></text:span><text:span text:style-name="T37"><text:tab/></text:span><text:span text:style-name="T38"><text:tab/></text:span><text:span text:style-name="T39"><text:tab/></text:span><text:span text:style-name="T40"><text:s/>g-<text:s/></text:span><text:span text:style-name="T41">valoir</text:span></text:p>
      <text:p text:style-name="P42">8- self-taught<text:tab/><text:tab/><text:tab/><text:tab/><text:tab/><text:s/>h- contourner</text:p>
      <text:p text:style-name="P43">9- free from<text:tab/><text:tab/><text:tab/><text:tab/><text:tab/><text:s/>i- faire la promotion de</text:p>
      <text:p text:style-name="P44">10- playable<text:tab/><text:tab/><text:tab/><text:tab/><text:tab/><text:s/>j- <text:s/>le personnage</text:p>
      <text:p text:style-name="P45">11- character<text:tab/><text:tab/><text:tab/><text:tab/><text:tab/><text:s/>k- englober</text:p>
      <text:p text:style-name="P46">12- sizeable<text:tab/><text:tab/><text:tab/><text:tab/><text:s/><text:tab/><text:s/>l- au bout du compte</text:p>
      <text:p text:style-name="P47"><text:span text:style-name="T48">13- profitable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text:s/>m- une entreprise</text:span></text:p>
      <text:p text:style-name="P54"/>
      <text:p text:style-name="P55">answers :<text:s/>1g / 2l / 3k / 4h / 5i / 6m / 7a / 8d / 9e / 10c / 11j / 12b / 13f</text:p>
      <text:p text:style-name="P56"/>
      <text:p text:style-name="P57"><text:span text:style-name="T58">II- Find the words writing the letters in the right order</text:span></text:p>
      <text:p text:style-name="P59">1- <text:s/>aslancped :<text:s/>landscape</text:p>
      <text:p text:style-name="P60"><text:span text:style-name="T61">2-  citateshes :</text:span><text:span text:style-name="T62">aesthetics</text:span></text:p>
      <text:p text:style-name="P63">3- rattonneum:<text:s/>tournament</text:p>
      <text:p text:style-name="P64">4- maignecticravu:<text:s/>circumnavigate</text:p>
      <text:p text:style-name="P65">5- tracraehc:<text:s/>character</text:p>
      <text:p text:style-name="P66"/>
      <text:p text:style-name="P67">III- Pair-group game: the hung man using the words in the list</text:p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as Vial</dc:creator>
    <meta:creation-date>2024-04-29T17:40:00Z</meta:creation-date>
    <dc:date>2024-05-22T10:28:00Z</dc:date>
    <meta:template xlink:href="Normal.dotm" xlink:type="simple"/>
    <meta:editing-cycles>14</meta:editing-cycles>
    <meta:editing-duration>PT2400S</meta:editing-duration>
    <meta:document-statistic meta:page-count="1" meta:paragraph-count="1" meta:word-count="138" meta:character-count="896" meta:row-count="6" meta:non-whitespace-character-count="759"/>
  </office:meta>
</office:document-meta>
</file>